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chniken und Statusveränderungen</text:h>
      <text:p text:style-name="Text_20_body"/>
      <text:h text:style-name="Heading_20_2" text:outline-level="2">Statusveränderungen</text:h>
      <text:p text:style-name="Text_20_body"/>
      <text:p text:style-name="Text_20_body">Blind (Trefferchance stark gesenkt)</text:p>
      <text:p text:style-name="Text_20_body">Gift (Schaden über Zeit)</text:p>
      <text:p text:style-name="Text_20_body">Berserker(Schaden von Ziel erhöht, greift wahllos Feinde an, nur noch einfacher Nahkampf)</text:p>
      <text:p text:style-name="Text_20_body">Verwirrung(führt wahllos Aktionen aus)</text:p>
      <text:p text:style-name="Text_20_body">Stumm(keine Zauber können aktiviert werden)</text:p>
      <text:p text:style-name="Text_20_body">Lähmung(Bewegungs- und Anfriffsgeschwindigkeit stark gesenkt)</text:p>
      <text:p text:style-name="Text_20_body">Einfrieren(Bewegungs- und Handlungsunfähig)</text:p>
      <text:p text:style-name="Text_20_body">Verbrennen(Schaden über Zeit)</text:p>
      <text:p text:style-name="Text_20_body"/>
      <text:p text:style-name="Text_20_body"/>
      <text:p text:style-name="P1">Verwendete Kürzel:</text:p>
      <text:p text:style-name="P2">T1 = „Kurze“ Techniken, von diesen Techniken kann jeweils nur eine verwendet/aktiviert werden, danach können alle Techniken dieser Gruppe für eine Weile nicht mehr verwendet werden. T1-Fähigkeiten sind hauptsächlich sofort wirksam.</text:p>
      <text:p text:style-name="P2">T2 = „Lange“ Techniken. Im allgemeinen wie T1-Fähigkeiten, allerdings können T2-Fähigkeiten nicht so oft eingesetzt werden. Dafür haben sie häufig einen länger andauernden Effekt.</text:p>
      <text:p text:style-name="P2">Geschoss = Die Fähigkeit wirkt wie ein Geschoss, d.h. entweder wird (Bogenschütze) ein Pfeil abgeschossen, oder aber die Fähigkeit lässt selbst ein Geschoss entstehen(Magier)</text:p>
      <text:p text:style-name="P2">konzentrischer Kreis = Der angerichtete Schaden breitet sich kreisförmig vom Auslöser aus.</text:p>
      <text:p text:style-name="P2">stationär(Feuersäule) = Die Säule bleibt eine Weile an Ort und Stelle, danach verschwindet sie wieder</text:p>
      <text:p text:style-name="P2">augenblicklich = der Effekt der Fähigkeit tritt sofort ein, es wird nicht erst ein Geschoss erzeugt</text:p>
      <text:p text:style-name="P2"/>
      <text:h text:style-name="Heading_20_2" text:outline-level="2">Techniken Magier</text:h>
      <text:p text:style-name="Text_20_body">Feuerblitz =&gt; Feuerschlag (Schaden einzel, T1, Geschoss)</text:p>
      <text:p text:style-name="Text_20_body">Feuerball =&gt; Infernoball (Schaden Gebiet, T1, Geschoss)</text:p>
      <text:p text:style-name="Text_20_body">Feuerwelle =&gt; Feuersturm (Schaden alle, T2, konzentrischer Kreis)</text:p>
      <text:p text:style-name="Text_20_body">Feuersäule (Blockiert Ogergröße, Schaden beim durchqueren, T2, stationär)</text:p>
      <text:p text:style-name="Text_20_body">Entzünden (erhöht Chance, das Ziel in Brand zu setzten/ermöglicht dies, passiv)</text:p>
      <text:p text:style-name="Text_20_body"/>
      <text:p text:style-name="Text_20_body">Eiszapfen =&gt; Eisspeer (Schaden einzel, T1, Geschoss)</text:p>
      <text:p text:style-name="Text_20_body">Eisring =&gt; Frostring (Schaden im Umkreis des Anwenders, T1)</text:p>
      <text:p text:style-name="Text_20_body">Schneesturm =&gt; Blizzard (Schaden alle, T2, konzentrischer Kreis)</text:p>
      <text:p text:style-name="Text_20_body">Einfrieren (einfrieren auf einzelnen Gegner, T2, augenblicklich)</text:p>
      <text:p text:style-name="Text_20_body">Klirrende Kälte (erhöht Effektivität der Eiszauber, passiv)</text:p>
      <text:p text:style-name="Text_20_body"/>
      <text:p text:style-name="Text_20_body">Blitz =&gt; Blitzschlag (Schaden einzel, T1, Geschoss)</text:p>
      <text:p text:style-name="Text_20_body">Kettenblitz =&gt; Kugelblitz (Schaden mehrere; Blitz springt weiter, T1, Geschoss)</text:p>
      <text:p text:style-name="Text_20_body">Gewitter =&gt; Blitzgewitter (Schaden alle, T2, augenblicklich)</text:p>
      <text:p text:style-name="Text_20_body">Statikschild (einzel/Anwender; Lähmt Gegner im Nahkampf und verursacht Schaden, wenn Anwender getroffen wird; T2, andauernder Effekt)</text:p>
      <text:p text:style-name="Text_20_body">Ionisierung (passiv, erhöht Schaden durch Blitzzauber)</text:p>
      <text:p text:style-name="Text_20_body"/>
      <text:h text:style-name="Heading_20_2" text:outline-level="2">Techniken der Priester</text:h>
      <text:p text:style-name="Text_20_body">Reinigendes Licht =&gt; Reinigendes Feuer (Schaden einzel, effektiv gegen Untote, T1, augenblicklich)</text:p>
      <text:p text:style-name="Text_20_body">brennende Wut (eigene Party, Angriff+, T2)</text:p>
      <text:p text:style-name="Text_20_body">sanftes Leuchten (einzel, heilt Blind, Stumm, T1) =&gt; allessehendes Auge(Party, heilt+immunisiert gegen Blind, Stumm, T2)</text:p>
      <text:p text:style-name="Text_20_body">lodernder Schild (Gruppe, Def+, T2)</text:p>
      <text:p text:style-name="Text_20_body">gleißendes Licht(einzel, Blind, T1) =&gt; blendende Sonne(Gebiet, blind, T1)</text:p>
      <text:p text:style-name="Text_20_body"/>
      <text:p text:style-name="Text_20_body">Bindung lösen =&gt; Bindung sprengen (Schaden einzel, effektiv gegen Elementare, T1, augenblicklich)</text:p>
      <text:p text:style-name="Text_20_body">Magischer Schild (Party, WK+, T2)</text:p>
      <text:p text:style-name="Text_20_body">Schmerz lindern (einzel, gegen Gift, Verbrennen, T1) =&gt; heilendes Wasser (Party, gegen Gift, Verbrennen + Immunisierung)</text:p>
      <text:p text:style-name="Text_20_body">Säure (einzel, Gift, T1)</text:p>
      <text:p text:style-name="Text_20_body">Heilen(einzel, Hp+, T1)=&gt; Große Heilung(Party, Hp+, T2)</text:p>
      <text:p text:style-name="Text_20_body"/>
      <text:p text:style-name="Text_20_body">Zorniger Wind (einzel, Effektiv gegen Dämonen) =&gt; Göttlicher Sturm (alle, Effektiv gegen Dämonen, T1, augenblicklich)</text:p>
      <text:p text:style-name="Text_20_body">Klingensturm (Party, Angriffsgeschwindigkeit +, T2)</text:p>
      <text:p text:style-name="Text_20_body">Konzentration Wiederherstellen (einzel, gegen Verwirrung, Berserker, T1) =&gt; Seelenschild (Party, gegen Verwirrung, gegen Berserker, immunisiert, T2)</text:p>
      <text:p text:style-name="Text_20_body">Hypnose (einzel, Verwirrung, T1) =&gt; Hypnotischer Wirbel(Gebiet, Verwirrung, T1)</text:p>
      <text:p text:style-name="Text_20_body">Messerscharfer Geist (Party, ZK+, T2)</text:p>
      <text:p text:style-name="Text_20_body"/>
      <text:h text:style-name="Heading_20_2" text:outline-level="2">Techniken der Krieger</text:h>
      <text:p text:style-name="Text_20_body">Harter Schlag (Schaden+ einzel, T1) =&gt; Hammerschlag(Schaden+ auf einzelnen Gegner und Umstehende(ca. 20%), T1)</text:p>
      <text:p text:style-name="Text_20_body">Rundumschlag(Umkreisschaden, Schaden-, T1) =&gt; Wirbelschlag (Umkreisschaden, T1)</text:p>
      <text:p text:style-name="Text_20_body">Schmetterschlag (einzel, durchdringt Rüstung, kann nicht geblockt werden, T1)</text:p>
      <text:p text:style-name="Text_20_body">Zauberhass (einzel, Stumm, T1)</text:p>
      <text:p text:style-name="Text_20_body">Sturmangriff (einzel, Schaden +/Anlauf, T1) =&gt; Sturmsense (Schaden+/Anlauf, Lähmung, T1)</text:p>
      <text:p text:style-name="Text_20_body"/>
      <text:p text:style-name="Text_20_body">Blocken (passiv, erhöhte Chance, zu Schaden abzuwehren)</text:p>
      <text:p text:style-name="Text_20_body">Turm in der Schlacht (passiv, Def+ wenn Hp-)</text:p>
      <text:p text:style-name="Text_20_body">Monsterjäger (passiv, wenn Gegner getötet zeitweilig St +) =&gt; Monsterschlächter (zusätzlich noch Angriffsgeschwindigkeit+)</text:p>
      <text:p text:style-name="Text_20_body">Ausdauer (passiv, schnelleres Aufladen von Offensivfähigkeiten)</text:p>
      <text:p text:style-name="Text_20_body">Wuchtschläge (passiv, mehr Schaden (20%?))</text:p>
      <text:p text:style-name="Text_20_body"/>
      <text:p text:style-name="Text_20_body">Feuer und Schwert (selbst, ZK als Hauptschadensattribut, Schaden auf Element Feuer, wirkt eine bestimmte Zeit, T2) =&gt; Flammenpakt (zusätzlich Zeit signifikant erhöht und evtl. Verbrennen als Statusveränderung, T2)</text:p>
      <text:p text:style-name="Text_20_body">Feuerrüstung (Schaden(Feuer) auf umliegende Feinde, T2)</text:p>
      <text:p text:style-name="Text_20_body">Kampfschrei (Umkreis, Def-, T2) =&gt; Kriegsschrei (zusätzlich Verwirrung auf umliegende Gegner, T2)</text:p>
      <text:p text:style-name="Text_20_body">Regeneration (Selbstheilung, T2)</text:p>
      <text:p text:style-name="Text_20_body">Provokation(selbst, wird bevorzugtes Angriffsziel, T2) =&gt; Herausforderung (zusätzlich Def+, T2)</text:p>
      <text:p text:style-name="Text_20_body">Barbarische Wut(Schaden+, Def--, Berserker, T2) =&gt; Barbarische Kraft (Schaden+, Def-, Angriffsgeschwindigkeit+, Berserker, T2)</text:p>
      <text:p text:style-name="Text_20_body"/>
      <text:h text:style-name="Heading_20_2" text:outline-level="2">Techniken der Bogenschützen</text:h>
      <text:p text:style-name="Text_20_body">1 Vogel mit 3 Steinen (drei schnell aufeinanderfolgende Angriffe auf einen Gegner, T1, Geschoss) =&gt; Todesschwarm (4 schnell aufeinanderfolgende Angriffe auf ein Ziel, Zielsuchend, T1, Geschoss)</text:p>
      <text:p text:style-name="Text_20_body">Fächerschuss (5 Gegner vor dem Schützen werden angegriffen, Scha -, T1, Geschoss) =&gt; Eisenhagel (7 Gegner vor dem Schützen, Scha -, T1, Geschoss)</text:p>
      <text:p text:style-name="Text_20_body">Elfenwanderer (Schuss fliegt durch den Gegner hindurch, T1, Geschoss)</text:p>
      <text:p text:style-name="Text_20_body">Wunder Punkt (einzel, Berserker, T1, Geschoss) =&gt; Blinde Wut (einzel, Berserker, Blind, T1, Geschoss)</text:p>
      <text:p text:style-name="Text_20_body">Vakuum (Windschaden, Lähmung, T1, Geschoss)</text:p>
      <text:p text:style-name="Text_20_body">Todesroulett (Schuss prallt am Ziel ab und trifft die nächststehende verfügbare Person(also auch Helden), T1, Geschoss)</text:p>
      <text:p text:style-name="Text_20_body">Sprengpfeil (Schuss macht Flächenschaden, T1, Geschoss) =&gt; Sprengkaskade (Schuss macht Flächenschaden, in allen vier Himmelsrichtungen folgen weitere kleinere Explosionen, T1, Geschoss)</text:p>
      <text:p text:style-name="Text_20_body"/>
      <text:p text:style-name="Text_20_body">Katzenreflexe (passiv, Ausweichen+)</text:p>
      <text:p text:style-name="Text_20_body">Elfenaugen (passiv, kritische Treffer)</text:p>
      <text:p text:style-name="Text_20_body">Konzentration (passiv, immun gegen Verwirrung) =&gt; Geistige Wand (zusätzlich immun gegen Berserker)</text:p>
      <text:p text:style-name="Text_20_body">Nordwanderer (Resistenz gegen Eis, Wind +30% , passiv) =&gt; Nordjäger (zusätzlich max Resistenz Eis,Wind + 10%)</text:p>
      <text:p text:style-name="Text_20_body"/>
      <text:p text:style-name="Text_20_body"/>
      <text:p text:style-name="Text_20_body">Zielschuss (Schaden+ für einige Sekunden, T2) =&gt; Bogenseele (Wirkungsdauer verlängert, Kritische Treffer[kumulativ mit Elfenaugen], T2)</text:p>
      <text:p text:style-name="Text_20_body">Eispfeile (Zk+Ge als Schadensattribute, Eisschaden, T2) =&gt; Frostpfeile (Wirkungsdauer verlängert, zusätzlich noch einfrieren, T2)</text:p>
      <text:p text:style-name="Text_20_body">Windpfeile (Zk+Ge als Schadensattribute, Windschaden, T2) =&gt; Sturmschlag ( Wirkungsdauer verlängert, Schaden+, T2)</text:p>
      <text:p text:style-name="Text_20_body">Windwandern (Bewegungsgeschwindigkeit+, Ausweichen+(eher sekundär), T2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11-27T13:34:55</meta:creation-date>
    <dc:date>2008-03-04T15:48:30</dc:date>
    <dc:language>de-DE</dc:language>
    <meta:editing-cycles>14</meta:editing-cycles>
    <meta:editing-duration>PT2H21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82" meta:word-count="782" meta:character-count="6436"/>
  </office:meta>
</office:document-meta>
</file>